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size="12pt"/>
    </style:style>
    <style:style style:name="P3" style:family="paragraph" style:parent-style-name="Text_20_body">
      <style:text-properties style:font-name="Times New Roman" fo:font-size="12pt" fo:font-weight="bold"/>
    </style:style>
    <style:style style:name="P4" style:family="paragraph" style:parent-style-name="Text_20_body">
      <style:text-properties style:font-name="Times New Roman" fo:font-size="12pt" fo:font-weight="normal" style:font-weight-asian="normal" style:font-weight-complex="normal"/>
    </style:style>
    <style:style style:name="P5" style:family="paragraph" style:parent-style-name="Text_20_body">
      <style:paragraph-properties>
        <style:tab-stops>
          <style:tab-stop style:position="1.5752in"/>
        </style:tab-stops>
      </style:paragraph-properties>
      <style:text-properties style:font-name="Times New Roman"/>
    </style:style>
    <style:style style:name="P6" style:family="paragraph" style:parent-style-name="Text_20_body">
      <style:text-properties style:font-name="Times New Roman" fo:font-weight="bold" style:font-weight-asian="bold" style:font-weight-complex="bold"/>
    </style:style>
    <style:style style:name="P7" style:family="paragraph" style:parent-style-name="Text_20_body">
      <style:paragraph-properties fo:margin-left="0.6563in" fo:margin-right="0in" fo:margin-top="0in" fo:margin-bottom="0in" fo:text-indent="0in" style:auto-text-indent="false"/>
      <style:text-properties fo:color="#222222" style:font-name="Times New Roman" fo:font-size="10pt" fo:font-weight="bold"/>
    </style:style>
    <style:style style:name="P8" style:family="paragraph" style:parent-style-name="Text_20_body">
      <style:paragraph-properties fo:margin-top="0in" fo:margin-bottom="0in"/>
      <style:text-properties style:font-name="Times New Roman"/>
    </style:style>
    <style:style style:name="P9" style:family="paragraph" style:parent-style-name="Text_20_body">
      <style:paragraph-properties fo:margin-top="0in" fo:margin-bottom="0in"/>
      <style:text-properties style:font-name="Times New Roman" fo:font-size="12pt" fo:font-weight="bold"/>
    </style:style>
    <style:style style:name="P10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 fo:font-weight="bold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normal" style:font-weight-asian="normal" style:font-weight-complex="normal"/>
    </style:style>
    <style:style style:name="P12" style:family="paragraph" style:parent-style-name="Text_20_body">
      <style:paragraph-properties fo:margin-left="0.4925in" fo:margin-right="0in" fo:margin-top="0in" fo:margin-bottom="0in" fo:line-height="150%" fo:text-indent="0in" style:auto-text-indent="false"/>
      <style:text-properties style:font-name="Times New Roman" fo:font-size="12pt" fo:font-weight="bold" style:font-weight-asian="bold" style:font-weight-complex="bold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2pt" fo:font-weight="normal" style:font-weight-asian="normal" style:font-weight-complex="normal"/>
    </style:style>
    <style:style style:name="P14" style:family="paragraph" style:parent-style-name="Text_20_body">
      <style:paragraph-properties fo:margin-left="0.9846in" fo:margin-right="0in" fo:text-indent="-0.25in" style:auto-text-indent="false"/>
      <style:text-properties style:font-name="Times New Roman" fo:font-size="12pt" fo:font-weight="normal" style:font-weight-asian="normal" style:font-weight-complex="normal"/>
    </style:style>
    <style:style style:name="P15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font-name="Times New Roman" fo:font-size="12pt" fo:font-weight="normal" style:font-weight-asian="normal" style:font-weight-complex="normal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fo:font-size="12pt" fo:font-weight="bold"/>
    </style:style>
    <style:style style:name="P19" style:family="paragraph" style:parent-style-name="Text_20_body" style:list-style-name="L1">
      <style:text-properties style:font-name="Times New Roman" fo:font-size="12pt" fo:font-weight="bold"/>
    </style:style>
    <style:style style:name="P20" style:family="paragraph" style:parent-style-name="Text_20_body" style:list-style-name="L2">
      <style:text-properties style:font-name="Times New Roman" fo:font-size="12pt" fo:font-weight="bold"/>
    </style:style>
    <style:style style:name="P21" style:family="paragraph" style:parent-style-name="Text_20_body">
      <style:text-properties style:font-name="Times New Roman" fo:font-size="12pt" fo:font-weight="normal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2pt" fo:font-weight="normal" style:font-weight-asian="normal" style:font-weight-complex="normal"/>
    </style:style>
    <style:style style:name="P23" style:family="paragraph" style:parent-style-name="Text_20_body" style:list-style-name="L3">
      <style:text-properties style:font-name="Times New Roman"/>
    </style:style>
    <style:style style:name="P24" style:family="paragraph" style:parent-style-name="Text_20_body" style:list-style-name="L5">
      <style:text-properties style:font-name="Times New Roman"/>
    </style:style>
    <style:style style:name="P25" style:family="paragraph" style:parent-style-name="Text_20_body" style:list-style-name="L6">
      <style:text-properties style:font-name="Times New Roman"/>
    </style:style>
    <style:style style:name="P26" style:family="paragraph" style:parent-style-name="Text_20_body" style:list-style-name="L7">
      <style:text-properties style:font-name="Times New Roman"/>
    </style:style>
    <style:style style:name="P27" style:family="paragraph" style:parent-style-name="Text_20_body" style:list-style-name="L8">
      <style:text-properties style:font-name="Times New Roman"/>
    </style:style>
    <style:style style:name="P28" style:family="paragraph" style:parent-style-name="Text_20_body" style:list-style-name="L9">
      <style:text-properties style:font-name="Times New Roman"/>
    </style:style>
    <style:style style:name="P29" style:family="paragraph" style:parent-style-name="Text_20_body" style:list-style-name="L10">
      <style:text-properties style:font-name="Times New Roman"/>
    </style:style>
    <style:style style:name="P30" style:family="paragraph" style:parent-style-name="Text_20_body" style:list-style-name="L15">
      <style:text-properties style:font-name="Times New Roman"/>
    </style:style>
    <style:style style:name="P31" style:family="paragraph" style:parent-style-name="Text_20_body">
      <style:paragraph-properties>
        <style:tab-stops>
          <style:tab-stop style:position="1.5752in"/>
        </style:tab-stops>
      </style:paragraph-properties>
      <style:text-properties style:font-name="Times New Roman"/>
    </style:style>
    <style:style style:name="P32" style:family="paragraph" style:parent-style-name="Text_20_body" style:list-style-name="L17">
      <style:text-properties style:font-name="Times New Roman"/>
    </style:style>
    <style:style style:name="P33" style:family="paragraph" style:parent-style-name="Text_20_body" style:list-style-name="L20">
      <style:text-properties style:font-name="Times New Roman"/>
    </style:style>
    <style:style style:name="P34" style:family="paragraph" style:parent-style-name="Text_20_body" style:list-style-name="L24">
      <style:text-properties style:font-name="Times New Roman"/>
    </style:style>
    <style:style style:name="P35" style:family="paragraph" style:parent-style-name="Text_20_body" style:list-style-name="L27">
      <style:text-properties style:font-name="Times New Roman"/>
    </style:style>
    <style:style style:name="P36" style:family="paragraph" style:parent-style-name="Text_20_body" style:list-style-name="L30">
      <style:text-properties style:font-name="Times New Roman"/>
    </style:style>
    <style:style style:name="P3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size="12pt" fo:font-weight="normal" style:font-weight-asian="normal" style:font-weight-complex="normal"/>
    </style:style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>
      <style:text-properties fo:font-weight="normal" style:font-weight-asian="normal" style:font-weight-complex="normal"/>
    </style:style>
    <style:style style:name="P45" style:family="paragraph" style:parent-style-name="Text_20_body" style:list-style-name="L25"/>
    <style:style style:name="P46" style:family="paragraph" style:parent-style-name="Text_20_body" style:list-style-name="L26"/>
    <style:style style:name="P47" style:family="paragraph" style:parent-style-name="Text_20_body" style:list-style-name="L29"/>
    <style:style style:name="P48" style:family="paragraph" style:parent-style-name="Text_20_body" style:list-style-name="L11">
      <style:paragraph-properties fo:margin-left="0.9846in" fo:margin-right="0in" fo:text-indent="-0.25in" style:auto-text-indent="false"/>
      <style:text-properties style:font-name="Times New Roman"/>
    </style:style>
    <style:style style:name="P49" style:family="paragraph" style:parent-style-name="Text_20_body" style:list-style-name="L11">
      <style:paragraph-properties fo:margin-left="0.9846in" fo:margin-right="0in" fo:text-indent="-0.25in" style:auto-text-indent="false"/>
      <style:text-properties style:font-name="Times New Roman" fo:font-size="12pt" fo:font-weight="normal" style:font-weight-asian="normal" style:font-weight-complex="normal"/>
    </style:style>
    <style:style style:name="P50" style:family="paragraph" style:parent-style-name="Text_20_body" style:list-style-name="L12">
      <style:paragraph-properties fo:margin-top="0in" fo:margin-bottom="0in"/>
      <style:text-properties fo:color="#222222" style:font-name="Times New Roman" fo:font-size="10pt" fo:font-weight="bold"/>
    </style:style>
    <style:style style:name="P51" style:family="paragraph" style:parent-style-name="Heading_20_2">
      <style:text-properties style:font-name="Times New Roman" fo:font-size="12pt"/>
    </style:style>
    <style:style style:name="P52" style:family="paragraph" style:parent-style-name="Heading_20_2">
      <style:text-properties style:font-name="Times New Roman" fo:font-size="12pt" fo:font-weight="bold"/>
    </style:style>
    <style:style style:name="P53" style:family="paragraph" style:parent-style-name="Heading_20_1">
      <style:text-properties style:font-name="Times New Roman"/>
    </style:style>
    <style:style style:name="P54" style:family="paragraph" style:parent-style-name="Heading_20_1">
      <style:text-properties style:font-name="Times New Roman" fo:font-size="16.1000003814697pt" fo:font-weight="bold" style:font-size-asian="16.1000003814697pt" style:font-size-complex="16.1000003814697pt"/>
    </style:style>
    <style:style style:name="P55" style:family="paragraph" style:parent-style-name="Heading_20_1">
      <style:text-properties style:font-name="Times New Roman" fo:font-size="16.1000003814697pt" style:font-size-asian="16.1000003814697pt" style:font-size-complex="16.1000003814697pt"/>
    </style:style>
    <style:style style:name="P56" style:family="paragraph" style:parent-style-name="Heading_20_3">
      <style:paragraph-properties fo:margin-left="0.4925in" fo:margin-right="0in" fo:margin-top="0in" fo:margin-bottom="0in" fo:line-height="150%" fo:text-indent="0in" style:auto-text-indent="false"/>
      <style:text-properties style:font-name="Times New Roman" fo:font-size="12pt"/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T1" style:family="text">
      <style:text-properties fo:color="#222222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/>
    </style:style>
    <style:style style:name="T9" style:family="text">
      <style:text-properties style:font-name="Times New Roman" fo:font-size="12pt" fo:font-weight="normal" style:font-weight-asian="normal" style:font-weight-complex="normal"/>
    </style:style>
    <style:style style:name="T10" style:family="text">
      <style:text-properties style:font-name="Times New Roman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563in" fo:text-indent="-0.25in" fo:margin-left="3.1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063in" fo:text-indent="-0.25in" fo:margin-left="3.406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57">1 <text:s/>INTRODUÇÃO<text:tab/>1</text:p>
          <text:p text:style-name="P58">1.1 <text:s/>CONTEXTO<text:tab/>1</text:p>
          <text:p text:style-name="P58">1.2 <text:s/>JUSTIFICATIVA<text:tab/>2</text:p>
          <text:p text:style-name="P58">1.3 <text:s/>OBJETIVOS<text:tab/>2</text:p>
          <text:p text:style-name="P58">1.4 <text:s/>METODOLOGIA<text:tab/>2</text:p>
          <text:p text:style-name="P57">2 <text:s/>AS TECNOLOGIAS ENVOLVIDAS<text:tab/>3</text:p>
          <text:p text:style-name="P58">2.1 <text:s/>ARQUITETURA CLIENTE-SERVIDOR<text:tab/>3</text:p>
          <text:p text:style-name="P58">2.2 <text:s/>DRUPAL<text:tab/>3</text:p>
          <text:p text:style-name="P58">2.3 <text:s/>MAPAS VETORIAIS<text:tab/>3</text:p>
          <text:p text:style-name="P59"><text:s text:c="2"/>Arquivos Shapefile<text:tab/>3</text:p>
          <text:p text:style-name="P59"><text:s text:c="2"/>jQuery Vector Maps<text:tab/>3</text:p>
          <text:p text:style-name="P57">3 <text:s/>NOVO WEBSITE DO PROJETO RELER &amp; FAZER<text:tab/>3</text:p>
          <text:p text:style-name="P58">3.1 <text:s/>DESCRIÇAO DO PROBLEMA - ESPECIFICAÇAO DE REQUISITOS<text:tab/>3</text:p>
          <text:p text:style-name="P59"><text:s text:c="2"/>3.1.1 O novo site<text:tab/>3</text:p>
          <text:p text:style-name="P59"><text:s text:c="2"/>3.1.2 Núcleo de Informação e Divulgação<text:tab/>3</text:p>
          <text:p text:style-name="P60"><text:s text:c="2"/>Descrição do módulo NID<text:tab/>3</text:p>
          <text:p text:style-name="P60"><text:s text:c="2"/>Caso de Uso: Consultar projetos no NID<text:tab/>3</text:p>
          <text:p text:style-name="P60"><text:s text:c="2"/>Caso de Uso: Cadastrar projetos para inclusão no NID<text:tab/>4</text:p>
          <text:p text:style-name="P60"><text:s text:c="2"/>Caso de Uso: Aprovar ou reprovar candidatos ao NID<text:tab/>5</text:p>
          <text:p text:style-name="P59"><text:s text:c="2"/>3.1.3 Eventos<text:tab/>5</text:p>
          <text:p text:style-name="P60"><text:s text:c="2"/>Descrição do módulo de Eventos<text:tab/>5</text:p>
          <text:p text:style-name="P60"><text:s text:c="2"/>Caso de Uso: Abrir opção para inscrição no evento<text:tab/>6</text:p>
          <text:p text:style-name="P60"><text:s text:c="2"/>Caso de Uso: Inscrever-se num evento<text:tab/>6</text:p>
          <text:p text:style-name="P60"><text:s text:c="2"/>Caso de Uso: Visualizar inscrições no evento<text:tab/>7</text:p>
          <text:p text:style-name="P58">3.2 <text:s/>ANÁLISE DE REQUISITOS<text:tab/>7</text:p>
          <text:p text:style-name="P59"><text:s text:c="2"/>Modelos de Conteúdo<text:tab/>7</text:p>
          <text:p text:style-name="P59"><text:s text:c="2"/>Modelos de Interações<text:tab/>8</text:p>
          <text:p text:style-name="P59"><text:s text:c="2"/>Modelos Funcionais<text:tab/>8</text:p>
          <text:p text:style-name="P59"><text:s text:c="2"/>Modelos de Configuração<text:tab/>8</text:p>
          <text:p text:style-name="P59"><text:s text:c="2"/>Modelos de Navegação<text:tab/>8</text:p>
          <text:p text:style-name="P58">3.3 <text:s/>PROJETO<text:tab/>8</text:p>
          <text:p text:style-name="P58">3.4 <text:s/>IMPLEMENTAÇÃO<text:tab/>8</text:p>
          <text:p text:style-name="P58">3.5 <text:s/>TESTES - ANÁLISE DOS RESULTADOS<text:tab/>8</text:p>
          <text:p text:style-name="P57">4 <text:s/>CONCLUSÕES<text:tab/>8</text:p>
          <text:p text:style-name="P58">4.1 <text:s/>ASPECTOS PRINCIPAIS DE TODO O TRABALHO. <text:tab/>9</text:p>
          <text:p text:style-name="P58">4.2 <text:s/>OS PROBLEMAS ENCONTRADOS E COMO FORAM RESOLVIDOS.<text:tab/>9</text:p>
          <text:p text:style-name="P58">4.3 <text:s/>SUA APRENDIZAGEM.<text:tab/>9</text:p>
          <text:p text:style-name="P58">4.4 <text:s/>TRABALHOS FUTUROS.<text:tab/>9</text:p>
          <text:p text:style-name="P57">5 <text:s/>REFERÊNCIAS BIBLIOGRÁFICAS<text:tab/>9</text:p>
        </text:index-body>
      </text:table-of-content>
      <text:h text:style-name="P53" text:outline-level="1" text:is-list-header="true"/>
      <text:h text:style-name="P53" text:outline-level="1">INTRODUÇÃO</text:h>
      <text:p text:style-name="P9"/>
      <text:h text:style-name="P52" text:outline-level="2">CONTEXTO</text:h>
      <text:list xml:id="list789791143" text:style-name="L1">
        <text:list-item>
          <text:p text:style-name="P19">Projeto fundado em 1994 como parte da Cátedra de leitura da UNESCO – PUC-RJ</text:p>
        </text:list-item>
        <text:list-item>
          <text:p text:style-name="P19">Site criado em 200X;</text:p>
        </text:list-item>
        <text:list-item>
          <text:p text:style-name="P19"><text:soft-page-break/>Blog criado em 20XX;</text:p>
        </text:list-item>
        <text:list-item>
          <text:p text:style-name="P19">Facebook criado em 20XX.</text:p>
        </text:list-item>
      </text:list>
      <text:h text:style-name="P52" text:outline-level="2">JUSTIFICATIVA</text:h>
      <text:p text:style-name="P3"/>
      <text:h text:style-name="P52" text:outline-level="2">OBJETIVOS</text:h>
      <text:list xml:id="list519154406" text:style-name="L2">
        <text:list-item>
          <text:p text:style-name="P20">Interconectar mais os ambientes da rede</text:p>
        </text:list-item>
        <text:list-item>
          <text:p text:style-name="P20">Aplicar conhecimentos de engenharia de software e banco de dados num projeto real e que será utilizado. Aprender sobre desenvolvimento para web.</text:p>
        </text:list-item>
        <text:list-item>
          <text:p text:style-name="P20">Fazer o primeiro ciclo da reestruturação da presença na web da rede Reler.</text:p>
        </text:list-item>
      </text:list>
      <text:h text:style-name="P52" text:outline-level="2">METODOLOGIA</text:h>
      <text:p text:style-name="P15">Nas primeiras reuniões foram discutidos os pontos básicos do que era desejado para o website e os requisitos iniciais começaram a surgir. Esses pontos foram discutidos na introdução até aqui. Desde o início já se sabia que iríamos utilizar um sistema gerenciador de conteúdo como plataforma para a construção do sistema e que esse gerenciador seria o Drupal. As razões são explicitadas no capítulo de tecnologias.</text:p>
      <text:p text:style-name="P15">Na primeira fase, cuidou-se da renovação do website. Foram concentrados os esforços na escolha de um novo design e na arquitetura de informação que o site teria. Nessa etapa, abarcou-se o site estático e o blog num único website.</text:p>
      <text:p text:style-name="P15">Na próxima fase, foi construido o NID. Os requisitos foram organizados em casos de uso para que pudessem orientar melhor as características discutidas e a partir disso foram construidos os outros modelos para análise dos requisitos. A saber, foram utilizados modelos de conteúdo, uma vez que são elementos fundamentais em um CMS; diagramas de sequência para visualizar a interação entre os atores e o sistema; diagramas de atividade para representar a funcionalidade do sistema conforme as decisões são tomadas pelo usuário; e modelos de navegação, utilizados para o sistema inteiro. Após essa fase de análise de requisitos, foi construido o projeto e a implementação das funcionalidades. Essa implementação passou pela validação do cliente para depois começar a fase de engenharia de requisitos para o módulo de inscrição.</text:p>
      <text:p text:style-name="P15">Na penúltima fase, os mesmo passos aplicados ao NID foram feitos no módulo de eventos.</text:p>
      <text:p text:style-name="P15">Os modelos de navegação criados após a conclusão do NID e do módulo de eventos causaram algumas alterações em relação ao primeiro website apresentado ao coordenador da Reler. Essas alterações encerram o primeiro ciclo da reestruturação da presença na web da rede RELer&amp;fazer. As sugestões para o próximos ciclo e os aprendizados obtidos com esse trabalho estão contidas na conclusão..</text:p>
      <text:p text:style-name="P10"/>
      <text:h text:style-name="P53" text:outline-level="1"><text:soft-page-break/>AS TECNOLOGIAS ENVOLVIDAS</text:h>
      <text:h text:style-name="P51" text:outline-level="2">ARQUITETURA CLIENTE-SERVIDOR</text:h>
      <text:h text:style-name="P51" text:outline-level="2">DRUPAL</text:h>
      <text:h text:style-name="P51" text:outline-level="2">MAPAS VETORIAIS</text:h>
      <text:h text:style-name="P56" text:outline-level="3">Arquivos Shapefile</text:h>
      <text:h text:style-name="P56" text:outline-level="3">jQuery Vector Maps</text:h>
      <text:p text:style-name="P12">MapShaper</text:p>
      <text:p text:style-name="P2"/>
      <text:h text:style-name="P54" text:outline-level="1">NOVO WEBSITE DO PROJETO RELER &amp; FAZER</text:h>
      <text:h text:style-name="P52" text:outline-level="2">DESCRIÇAO DO PROBLEMA - ESPECIFICAÇAO DE REQUISITOS</text:h>
      <text:p text:style-name="P4">A construção do site do projeto RELer&amp;fazer se deu em 3 três partes.</text:p>
      <text:p text:style-name="P4">Inicialmente, foi construido o novo site da rede. Nesta fase o foco foi no aprendizado sobre a plataforma Drupal e no design do novo site. Depois de concluído o primeiro protótipo do site passou-se à construção do módulo que vai agragar informações de projetos de leitura no estado do Espírito Santo que não foram criado pela rede. E por final, foi construído o módulo que faz a inscrição em eventos promovidos pela RELer&amp;fazer.</text:p>
      <text:p text:style-name="P3"/>
      <text:h text:style-name="Heading_20_3" text:outline-level="3">3.1.1 O novo site</text:h>
      <text:p text:style-name="P38">Nesta fase é difinido o novo layout para o website, bem como algumas alterações na arquitetura de informação e criação de uma página inicial que refletisse melhor as atividades da rede.</text:p>
      <text:h text:style-name="Heading_20_3" text:outline-level="3">3.1.2 Núcleo de Informação e Divulgação</text:h>
      <text:h text:style-name="Heading_20_4" text:outline-level="4">Descrição do módulo NID</text:h>
      <text:p text:style-name="P4">As pessoas que são responsáveis, ou foram, por projetos relacionados ao incentivo à leitura no estado terão um espaço para poderem compartilhar as experiências obtidas nesses projetos, bem como divulgar os que ainda estão em funcionamento.</text:p>
      <text:p text:style-name="P4"/>
      <text:p text:style-name="P4">Os requisitos do NID foram organizados em 3 casos de uso, construídos conforme discussões com o professor Santinho.</text:p>
      <text:h text:style-name="Heading_20_4" text:outline-level="4">Caso de Uso: Consultar projetos no NID</text:h>
      <text:p text:style-name="P5"><text:span text:style-name="T3">Ator primário</text:span>: <text:tab/>Usuário visitante do site interessado em projetos de leitura.</text:p>
      <text:p text:style-name="P5"><text:span text:style-name="T3">Meta do contexto</text:span>: <text:tab/>Visualizar informações sobre um projeto cadastrado.</text:p>
      <text:p text:style-name="P5"><text:span text:style-name="T3">Pré-condições</text:span>: <text:tab/>Haver projetos cadastrados no NID e o usuário acessar o site.</text:p>
      <text:p text:style-name="P5"><text:span text:style-name="T3">Disparador</text:span>: <text:tab/>O ator primário resolve consultar os projetos existentes para sua cidade.</text:p>
      <text:p text:style-name="P1"><text:soft-page-break/><text:span text:style-name="T3">Cenário 1</text:span>: </text:p>
      <text:list xml:id="list1687436684" text:style-name="L3">
        <text:list-item>
          <text:p text:style-name="P23">O usuário passa a seta do mouse pelo mapa do Espírito Santo em busca da sua cidade de interesse;</text:p>
        </text:list-item>
        <text:list-item>
          <text:p text:style-name="P23">Ao passar a seta pela cidade, verifica a quantidade de projetos cadastrados naquela cidade;</text:p>
        </text:list-item>
        <text:list-item>
          <text:p text:style-name="P23">Ao clicar, abre-se uma janela do lado do mapa com o títulos dos projetos, uma breve descrição e um link para mais informações de cada projeto;</text:p>
        </text:list-item>
        <text:list-item>
          <text:p text:style-name="P23">O ator clica no link de mais informações e é levado para a página daquele projeto no site da RELer;</text:p>
        </text:list-item>
        <text:list-item>
          <text:p text:style-name="P23">O ator visualiza as informações do projeto e pode deixar comentários sobre ele.</text:p>
        </text:list-item>
      </text:list>
      <text:p text:style-name="P1"><text:span text:style-name="T3">Cenário 2</text:span>: </text:p>
      <text:list xml:id="list361527601" text:style-name="L15">
        <text:list-item>
          <text:p text:style-name="P30">O usuário digita o nome da cidade de seleção. O recurso de autocompletar ajuda ele;</text:p>
        </text:list-item>
        <text:list-item>
          <text:p text:style-name="P30">Ao entrar com o nome da cidade, <text:s/>os projetos existentes naquela cidade são listados;</text:p>
        </text:list-item>
        <text:list-item>
          <text:p text:style-name="P30">Cada projeto possui título, uma breve descrição e um link para mais informações de cada projeto;</text:p>
        </text:list-item>
        <text:list-item>
          <text:p text:style-name="P30">O usuário clica no link de mais informações e é levado para a página daquele projeto no site da RELer;</text:p>
        </text:list-item>
        <text:list-item>
          <text:p text:style-name="P30">O ator visualiza as informações do projeto e pode deixar comentários sobre ele.</text:p>
        </text:list-item>
      </text:list>
      <text:p text:style-name="P1"><text:span text:style-name="T3">Exceções</text:span>: Não encontradas.</text:p>
      <text:p text:style-name="P1"/>
      <text:p text:style-name="P5"><text:span text:style-name="T3">Canal com o ator</text:span>: <text:tab/>Site da rede RELer&amp;fazer, página do NID.</text:p>
      <text:p text:style-name="P5"><text:span text:style-name="T3">Atores secundários</text:span>: <text:tab/>Não possui.</text:p>
      <text:p text:style-name="P5"/>
      <text:p text:style-name="P1"><text:span text:style-name="T3">Questões em aberto</text:span>:</text:p>
      <text:list xml:id="list1700426841" text:style-name="L5">
        <text:list-item>
          <text:p text:style-name="P24">Abrir página do projeto em nova aba, nova janela ou mudar janela atual? Nova janela.</text:p>
        </text:list-item>
      </text:list>
      <text:p text:style-name="P1"/>
      <text:h text:style-name="Heading_20_4" text:outline-level="4"><text:bookmark-start text:name="__RefHeading__150_1370206335"/>Caso de Uso: Cadastrar projetos para inclusão no NID<text:bookmark-end text:name="__RefHeading__150_1370206335"/></text:h>
      <text:p text:style-name="P5"><text:span text:style-name="T3">Ator primário</text:span>: <text:tab/>Responsável pelo projeto a ser inserido.</text:p>
      <text:p text:style-name="P5"><text:span text:style-name="T3">Meta do contexto</text:span>: <text:tab/>Inserir um novo projeto na base de dados da rede RELer&amp;fazer.</text:p>
      <text:p text:style-name="P5"><text:span text:style-name="T3">Pré-condições</text:span>: <text:tab/>Ator primário chegar à página do NID.</text:p>
      <text:p text:style-name="P5"><text:span text:style-name="T3">Disparador</text:span>: <text:tab/>Clicar no botão (ou link) “Cadastre seu projeto”.</text:p>
      <text:p text:style-name="P1"><text:span text:style-name="T3">Cenário</text:span>:</text:p>
      <text:list xml:id="list784742141" text:style-name="L6">
        <text:list-item>
          <text:p text:style-name="P25">O usuário preenche um formulário contendo as informações sobre o projeto;</text:p>
        </text:list-item>
        <text:list-item>
          <text:p text:style-name="P25">Clica em “Enviar informações”.</text:p>
        </text:list-item>
        <text:list-item>
          <text:p text:style-name="P25">Aparece uma mensagem: Entraremos em contato.</text:p>
        </text:list-item>
        <text:list-item>
          <text:p text:style-name="P25">É enviado uma mensagem para o e-mail registrado com a confirmação das informações dadas pelo usuário.</text:p>
        </text:list-item>
      </text:list>
      <text:p text:style-name="P1"/>
      <text:p text:style-name="P1"><text:span text:style-name="T3">Exceções</text:span>:</text:p>
      <text:list xml:id="list1091675350" text:style-name="L7">
        <text:list-item>
          <text:p text:style-name="P26"><text:soft-page-break/>Envio de arquivos grandes demais na foto.</text:p>
        </text:list-item>
        <text:list-item>
          <text:p text:style-name="P26">Tentativa de enviar muitos dados com intenção de causar danos no servidor.</text:p>
        </text:list-item>
      </text:list>
      <text:p text:style-name="P6"/>
      <text:p text:style-name="P5"><text:span text:style-name="T3">Canal com o ator</text:span>: <text:tab/>Página do NID e formulário de cadastro do projeto.</text:p>
      <text:p text:style-name="P1"><text:span text:style-name="T3">Questões em aberto</text:span>:</text:p>
      <text:list xml:id="list501666899" text:style-name="L8">
        <text:list-item>
          <text:p text:style-name="P27">Qual o limite de fotos que podem ser enviadas?</text:p>
        </text:list-item>
        <text:list-item>
          <text:p text:style-name="P27">É mesmo conveniente enviar e-mail de confirmação?</text:p>
        </text:list-item>
      </text:list>
      <text:p text:style-name="P1"/>
      <text:h text:style-name="Heading_20_4" text:outline-level="4"><text:bookmark-start text:name="__RefHeading__152_1370206335"/>Caso de Uso: Aprovar ou reprovar candidatos ao NID<text:bookmark-end text:name="__RefHeading__152_1370206335"/></text:h>
      <text:p text:style-name="P5"><text:span text:style-name="T3">Ator primário</text:span>: <text:tab/>Coordenador da rede RELer&amp;fazer</text:p>
      <text:p text:style-name="P5"><text:span text:style-name="T3">Meta do contexto</text:span>: <text:tab/>Avaliar os projetos encaminhados para inserção na base de dados do NID.</text:p>
      <text:p text:style-name="P5"><text:span text:style-name="T3">Pré-condições</text:span>: <text:tab/>Alguém tenha enviado algum projeto para ser avaliado.</text:p>
      <text:p text:style-name="P5"><text:span text:style-name="T3">Disparador</text:span>: <text:tab/>Tela de login do usuário coordenador da rede</text:p>
      <text:p text:style-name="P1"><text:span text:style-name="T3">Cenário</text:span>:</text:p>
      <text:list xml:id="list1576239156" text:style-name="L9">
        <text:list-item>
          <text:p text:style-name="P28">Aparece uma lista de projetos pendentes para análise</text:p>
        </text:list-item>
        <text:list-item>
          <text:p text:style-name="P28">Ao clicar em um projeto, o navegador abre uma nova página com um formulário. Nesse formulário os dados do projeto estão preenchidos conforme fornecidos pelo responsável.</text:p>
        </text:list-item>
        <text:list-item>
          <text:p text:style-name="P28">Após analisar os dados e entrar em contato com o responsável, o coordenador pode aprovar, reprovar ou manter em análise. Ao final do formulário há dois botões: “Cadastrar no NID” e “Excluir”.</text:p>
        </text:list-item>
        <text:list-item>
          <text:p text:style-name="P28">Se aprovado, irá para a base de dados da RELer&amp;fazer e ficará disponível no site.</text:p>
        </text:list-item>
        <text:list-item>
          <text:p text:style-name="P28">Se reprovado, será deletado da base de dados do candidatos.</text:p>
        </text:list-item>
        <text:list-item>
          <text:p text:style-name="P28">Se for mantido (a janela for fechada), os dados continuam na base de dados de candidatos.</text:p>
        </text:list-item>
      </text:list>
      <text:p text:style-name="P1"><text:span text:style-name="T3"/></text:p>
      <text:p text:style-name="P1"><text:span text:style-name="T3">Exceções</text:span>:</text:p>
      <text:list xml:id="list1462440794" text:style-name="L10">
        <text:list-item>
          <text:p text:style-name="P29">Faltar dados de contato</text:p>
        </text:list-item>
      </text:list>
      <text:p text:style-name="P5"><text:span text:style-name="T3">Canal com o ator</text:span>: <text:tab/>Página pós-login do administrador do site, tela de aprovação</text:p>
      <text:p text:style-name="P5"><text:span text:style-name="T3">Atores secundários</text:span>: <text:tab/>Usuário que envia projetos para análise.</text:p>
      <text:p text:style-name="P1"><text:span text:style-name="T3">Canais com os atores secundários</text:span>: Site do NID e formulário para envio de dados do projeto.</text:p>
      <text:p text:style-name="P1"><text:span text:style-name="T5">Questões em aberto</text:span><text:span text:style-name="T4">: </text:span><text:span text:style-name="T6">Não possui.</text:span></text:p>
      <text:p text:style-name="P3"/>
      <text:h text:style-name="Heading_20_3" text:outline-level="3">3.1.3 Eventos</text:h>
      <text:h text:style-name="Heading_20_4" text:outline-level="4">Descrição do módulo de Eventos</text:h>
      <text:p text:style-name="P22">Para eventos da rede RELer&amp;fazer, pode haver necessidade de serem feitas inscrições. Para manter o usuário no ambiente da RELer, foi planejado um módulo para gravar as inscrições, gerar uma forma de pagamento, visualizar os inscritos e emitir certificados.</text:p>
      <text:p text:style-name="P4"><text:soft-page-break/></text:p>
      <text:p text:style-name="P4">Os requisitos do módulo de eventos foram organizados em 7 casos de uso, construídos conforme discussões com o professor Santinho.</text:p>
      <text:p text:style-name="P4"/>
      <text:h text:style-name="Heading_20_4" text:outline-level="4">Caso de Uso: Abrir opção para inscrição no evento</text:h>
      <text:p text:style-name="P5"><text:span text:style-name="T3">Ator primário</text:span>: <text:tab/>Coordenador da rede RELer&amp;fazer</text:p>
      <text:p text:style-name="P5"><text:span text:style-name="T3">Meta do contexto</text:span>: <text:tab/>Disponibilizar ao interessado em participar do evento um formulário para inscrição no mesmo.</text:p>
      <text:p text:style-name="P5"><text:span text:style-name="T3">Pré-condições</text:span>: <text:tab/>Definir com o banco os números dos boletos</text:p>
      <text:p text:style-name="P5"><text:span text:style-name="T3">Disparador</text:span>: <text:tab/>Janela de Eventos, link “Gerar formulário de inscrição”</text:p>
      <text:p text:style-name="P1"><text:span text:style-name="T3">Cenário 1:</text:span></text:p>
      <text:list xml:id="list2019328752" text:style-name="L17">
        <text:list-item>
          <text:p text:style-name="P32">Ao clicar em “Gerar formulário de inscrição”, o sistema abre uma janela para inserir informações necessárias para a inscrição.</text:p>
        </text:list-item>
        <text:list-item>
          <text:p text:style-name="P32">O coordenador confirma os dados inseridos através do botão gerar formulário, no final da página.</text:p>
        </text:list-item>
        <text:list-item>
          <text:p text:style-name="P32">Após gravar as informações, aparecerá no evento desejado a opção de inscrição.</text:p>
        </text:list-item>
      </text:list>
      <text:p text:style-name="P1"><text:span text:style-name="T3"/></text:p>
      <text:p text:style-name="P1"><text:span text:style-name="T3">Exceções</text:span>: <text:tab/>Não foram encontradas exceções até o momento.</text:p>
      <text:p text:style-name="P5"><text:span text:style-name="T3">Canal com o ator</text:span>: <text:tab/>Janela do Evento, Janela de construção do formulário.</text:p>
      <text:p text:style-name="P5"><text:span text:style-name="T3">Atores secundários</text:span>: <text:tab/>Banco que envia informações sobre o pagamento.</text:p>
      <text:p text:style-name="P1"><text:span text:style-name="T3">Canais com os atores secundários</text:span>: Fora do sistema.</text:p>
      <text:p text:style-name="P4"><text:span text:style-name="T3">Questões em aberto</text:span><text:span text:style-name="T2">: </text:span></text:p>
      <text:list xml:id="list1358306414" text:style-name="L18">
        <text:list-item>
          <text:p text:style-name="P39"><text:span text:style-name="T9">Como são negociados os números dos boletos bancários?</text:span></text:p>
        </text:list-item>
      </text:list>
      <text:p text:style-name="Text_20_body"><text:span text:style-name="T9"/></text:p>
      <text:h text:style-name="Heading_20_4" text:outline-level="4">Caso de Uso: Inscrever-se num evento</text:h>
      <text:p text:style-name="P5"><text:span text:style-name="T3">Ator primário</text:span>: <text:tab/>Pessoa interessada em participar do evento.</text:p>
      <text:p text:style-name="P5"><text:span text:style-name="T3">Meta do contexto</text:span>: <text:tab/>Gerar boleto de pagamento para confirmar a inscrição.</text:p>
      <text:p text:style-name="P5"><text:span text:style-name="T3">Pré-condições</text:span>: <text:tab/>Formulário de inscrição ativo.</text:p>
      <text:p text:style-name="P5"><text:span text:style-name="T3">Disparador</text:span>: <text:tab/>Janela de Eventos, link “Inscrever-se no evento”</text:p>
      <text:p text:style-name="P1"><text:span text:style-name="T3">Cenário:</text:span></text:p>
      <text:list xml:id="list306919250" text:style-name="L20">
        <text:list-item>
          <text:p text:style-name="P33">Ao clicar no link, abrirá uma janela com o formulário de inscrição do evento.</text:p>
        </text:list-item>
        <text:list-item>
          <text:p text:style-name="P33">A pessoa irá inserir suas informações e selecionar os eventos nos quais deseja participar.</text:p>
        </text:list-item>
        <text:list-item>
          <text:p text:style-name="P33">Após o término do preenchimento a pessoa clica em Registrar inscrição. </text:p>
        </text:list-item>
        <text:list-item>
          <text:p text:style-name="P33">Se todas informações estiverem dentro de um padrão ela receberá uma mensagem dizendo que a inscrição foi registrada.</text:p>
        </text:list-item>
        <text:list-item>
          <text:p text:style-name="P33">Se for um evento pago, será gerado um boleto com opção de impressão.</text:p>
        </text:list-item>
        <text:list-item>
          <text:p text:style-name="P33">Caso contrário, apenas a confirmação da inscrição aparecerá na tela.</text:p>
        </text:list-item>
        <text:list-item>
          <text:p text:style-name="P33"><text:soft-page-break/>É enviado um e-mail para a pessoa com as informações da inscrição e um link para segunda via de boleto.</text:p>
        </text:list-item>
      </text:list>
      <text:p text:style-name="P1"><text:span text:style-name="T3"/></text:p>
      <text:p text:style-name="P1"><text:span text:style-name="T3">Exceções</text:span>: <text:tab/></text:p>
      <text:list xml:id="list1319573273" text:style-name="L21">
        <text:list-item>
          <text:p text:style-name="P41"><text:span text:style-name="T7">Email incorreto.</text:span></text:p>
        </text:list-item>
        <text:list-item>
          <text:p text:style-name="P41"><text:span text:style-name="T7">CPF incorreto.</text:span></text:p>
        </text:list-item>
        <text:list-item>
          <text:p text:style-name="P41"><text:span text:style-name="T7">Conflito de horário.</text:span></text:p>
        </text:list-item>
      </text:list>
      <text:p text:style-name="P5"><text:span text:style-name="T3">Canal com o ator</text:span>: <text:tab/>Janela do Evento, Formulário de Inscrição</text:p>
      <text:p text:style-name="P5"><text:span text:style-name="T3">Atores secundários</text:span>: <text:tab/>Não possui.</text:p>
      <text:p text:style-name="P4"><text:span text:style-name="T3">Questões em aberto</text:span><text:span text:style-name="T2">: </text:span></text:p>
      <text:list xml:id="list1926900544" text:style-name="L19">
        <text:list-item>
          <text:p text:style-name="P40"><text:span text:style-name="T9">Será necessário tratar conflito de horário?</text:span></text:p>
        </text:list-item>
        <text:list-item>
          <text:p text:style-name="P40"><text:span text:style-name="T9">Como tratar erros em CPF?</text:span></text:p>
        </text:list-item>
      </text:list>
      <text:p text:style-name="P4"/>
      <text:h text:style-name="Heading_20_4" text:outline-level="4">Caso de Uso: Visualizar inscrições no evento</text:h>
      <text:p text:style-name="P5"><text:span text:style-name="T3">Ator primário</text:span>: <text:tab/>Coordenador</text:p>
      <text:p text:style-name="P5"><text:span text:style-name="T3">Meta do contexto</text:span>: <text:tab/>Verificar quantas pessoas estão inscritas e gerar lista de turma</text:p>
      <text:p text:style-name="P5"><text:span text:style-name="T3">Pré-condições</text:span>: <text:tab/>Formulário de inscrições gerado.</text:p>
      <text:p text:style-name="P5"><text:span text:style-name="T3">Disparador</text:span>: <text:tab/>Janela de Login do Coordenador, Painel de Inscrições</text:p>
      <text:p text:style-name="P1"><text:span text:style-name="T3">Cenário:</text:span></text:p>
      <text:list xml:id="list221386691" text:style-name="L24">
        <text:list-item>
          <text:p text:style-name="P34">O coordenador visualiza quantas inscrições existem cadastradas e quantas confirmadas num painel na sua tela de login;</text:p>
        </text:list-item>
        <text:list-item>
          <text:p text:style-name="P34">Ao clicar em um evento (por exemplo: palestra) será aberta uma nova página com a lista de inscritos confirmados e pendentes.</text:p>
        </text:list-item>
        <text:list-item>
          <text:p text:style-name="P34">Haverá opção para imprimir a lista de turma para controle no dia do evento. Ao clicar em “Gerar lista de presença”, a lista será gerada numa nova página com opção de impressão.</text:p>
        </text:list-item>
      </text:list>
      <text:p text:style-name="P1"><text:span text:style-name="T3"/></text:p>
      <text:p text:style-name="P1"><text:span text:style-name="T3">Exceções</text:span>: <text:tab/></text:p>
      <text:list xml:id="list212302807" text:style-name="L22">
        <text:list-item>
          <text:p text:style-name="P42"><text:span text:style-name="T7">Nenhum inscrito.</text:span></text:p>
        </text:list-item>
      </text:list>
      <text:p text:style-name="P5"><text:span text:style-name="T3">Canal com o ator</text:span>: <text:tab/>Painel na tela de login do coordenador, janela com lista de pessoas.</text:p>
      <text:p text:style-name="P5"><text:span text:style-name="T3">Atores secundários</text:span>: <text:tab/>Não possui.</text:p>
      <text:p text:style-name="P4"><text:span text:style-name="T3">Questões em aberto</text:span><text:span text:style-name="T2">: </text:span></text:p>
      <text:list xml:id="list180806686" text:style-name="L23">
        <text:list-item>
          <text:p text:style-name="P43"><text:span text:style-name="T9">Há tempo limite para a pessoa que não pagou seu boleto?</text:span></text:p>
        </text:list-item>
      </text:list>
      <text:p text:style-name="Text_20_body"><text:span text:style-name="T9"/></text:p>
      <text:h text:style-name="Heading_20_4" text:outline-level="4">Caso de Uso: Confirmar inscrição</text:h>
      <text:p text:style-name="P5"><text:span text:style-name="T3">Ator primário</text:span>: <text:tab/>Inscrito no evento</text:p>
      <text:p text:style-name="P5"><text:span text:style-name="T3">Meta do contexto</text:span>: <text:tab/>Confirmar a inscrição no evento.</text:p>
      <text:p text:style-name="P5"><text:soft-page-break/><text:span text:style-name="T3">Pré-condições</text:span>: <text:tab/>Boleto pago.</text:p>
      <text:p text:style-name="P5"><text:span text:style-name="T3">Disparador</text:span>: <text:tab/>Email com confirmação ou Link na página do Evento “Andamento da Inscrição”.</text:p>
      <text:p text:style-name="P1"><text:span text:style-name="T3">Cenário:</text:span></text:p>
      <text:list xml:id="list567786557" text:style-name="L27">
        <text:list-item>
          <text:p text:style-name="P35">O inscrito visualiza na página a confirmação da sua inscrição e os dados dos eventos selecionados por ele.</text:p>
        </text:list-item>
      </text:list>
      <text:p text:style-name="P1"><text:span text:style-name="T3"/></text:p>
      <text:p text:style-name="P1"><text:span text:style-name="T3">Exceções</text:span>: <text:tab/></text:p>
      <text:list xml:id="list2038689782" text:style-name="L25">
        <text:list-item>
          <text:p text:style-name="P45"><text:span text:style-name="T7">Ainda não apareceu confirmação.</text:span></text:p>
        </text:list-item>
      </text:list>
      <text:p text:style-name="P5"><text:span text:style-name="T3">Canal com o ator</text:span>: <text:tab/>Email pessoal do utilizador ou janela de “Andamento da Inscrição”.</text:p>
      <text:p text:style-name="P5"><text:span text:style-name="T3">Atores secundários</text:span>: <text:tab/>Não possui.</text:p>
      <text:p text:style-name="P4"><text:span text:style-name="T3">Questões em aberto</text:span><text:span text:style-name="T2">: </text:span></text:p>
      <text:list xml:id="list2039549207" text:style-name="L26">
        <text:list-item>
          <text:p text:style-name="P46"><text:span text:style-name="T9">Como o banco irá confirmar as inscrições? Será manual ou automático?</text:span></text:p>
        </text:list-item>
      </text:list>
      <text:p text:style-name="Text_20_body"><text:span text:style-name="T9"/></text:p>
      <text:h text:style-name="Heading_20_4" text:outline-level="4">Caso de Uso: Certificados</text:h>
      <text:p text:style-name="P5"><text:span text:style-name="T3">Atores primários</text:span>: <text:tab/>Coordenador e participantes do evento.</text:p>
      <text:p text:style-name="P5"><text:span text:style-name="T3">Meta do contexto</text:span>: <text:tab/>Disponibilizar os certificados</text:p>
      <text:p text:style-name="P5"><text:span text:style-name="T3">Pré-condições</text:span>: <text:tab/>Lista de presença preenchida (lista física).</text:p>
      <text:p text:style-name="P5"><text:span text:style-name="T3">Disparador</text:span>: <text:tab/>Painel de Inscrições, link “Presenças”</text:p>
      <text:p text:style-name="P1"><text:span text:style-name="T3">Cenário:</text:span></text:p>
      <text:list xml:id="list1429059072" text:style-name="L30">
        <text:list-item>
          <text:p text:style-name="P36">O coordenador visualiza a lista das pessoas inscritas com uma caixa de marcação (check box) e assinala as pessoas que participaram do evento.</text:p>
        </text:list-item>
        <text:list-item>
          <text:p text:style-name="P36">Clica em confirmar presenças.</text:p>
        </text:list-item>
        <text:list-item>
          <text:p text:style-name="P36">É enviado ao participante um e-mail com link para imprimir o certificado.</text:p>
        </text:list-item>
        <text:list-item>
          <text:p text:style-name="P36">O participante acessa o certificado através do link no e-mail, </text:p>
        </text:list-item>
        <text:list-item>
          <text:p text:style-name="P36">Outra maneira de acessar é através do link no site e inserção do código do inscrito.</text:p>
        </text:list-item>
        <text:list-item>
          <text:p text:style-name="P36">Aparece para o participante o certificado para que possa imprimir.</text:p>
        </text:list-item>
      </text:list>
      <text:p text:style-name="P1"><text:span text:style-name="T3"/></text:p>
      <text:p text:style-name="Text_20_body"><text:span text:style-name="T10">Exceções</text:span><text:span text:style-name="T7">: <text:tab/>Nenhuma exceção detectada.</text:span></text:p>
      <text:p text:style-name="P5"><text:span text:style-name="T3">Canal com o ator</text:span>: <text:tab/>Painel na tela de login do coordenador, janela com lista de pessoas, janela com certificado, e-mail pessoal do participante do evento.</text:p>
      <text:p text:style-name="P4"><text:span text:style-name="T3">Questões em aberto</text:span><text:span text:style-name="T2">: </text:span></text:p>
      <text:list xml:id="list693067692" text:style-name="L29">
        <text:list-item>
          <text:p text:style-name="P47"><text:span text:style-name="T9">Haverá certificados especiais para os palestrantes?</text:span></text:p>
        </text:list-item>
      </text:list>
      <text:p text:style-name="Text_20_body"><text:span text:style-name="T9"/></text:p>
      <text:h text:style-name="Heading_20_2" text:outline-level="2">ANÁLISE DE REQUISITOS</text:h>
      <text:p text:style-name="P4">Nesta seção serão utilizados 5 tipos de modelos propostos por Pressman [Pressman,2011].</text:p>
      <text:h text:style-name="Heading_20_3" text:outline-level="3"><text:soft-page-break/>Modelos de Conteúdo</text:h>
      <text:p text:style-name="P4">Seguindo a filosofia do ambiente Drupal, é importante definir os modelos de conteúdo que teremos no website.</text:p>
      <text:p text:style-name="P13">Modelo de conteúdo dos projetos do NID</text:p>
      <text:list xml:id="list815544467" text:style-name="L11">
        <text:list-item>
          <text:p text:style-name="P48">Nome do projeto</text:p>
        </text:list-item>
        <text:list-item>
          <text:p text:style-name="P48">Cidade</text:p>
        </text:list-item>
        <text:list-item>
          <text:p text:style-name="P48">Descrição do projeto</text:p>
        </text:list-item>
        <text:list-item>
          <text:p text:style-name="P48">Objetivos</text:p>
        </text:list-item>
        <text:list-item>
          <text:p text:style-name="P48">Locais</text:p>
        </text:list-item>
        <text:list-item>
          <text:p text:style-name="P48">Resultados (Experiências)</text:p>
        </text:list-item>
        <text:list-item>
          <text:p text:style-name="P48">Responsável</text:p>
        </text:list-item>
        <text:list-item>
          <text:p text:style-name="P48">Telefone de contato (exibição à critério do proprietário)</text:p>
        </text:list-item>
        <text:list-item>
          <text:p text:style-name="P48">Email (exibição à critério do proprietário)</text:p>
        </text:list-item>
        <text:list-item>
          <text:p text:style-name="P49">Fotos do projeto</text:p>
        </text:list-item>
      </text:list>
      <text:p text:style-name="P14"/>
      <text:h text:style-name="Heading_20_3" text:outline-level="3">Modelos de Interações</text:h>
      <text:p text:style-name="P11"><text:tab/>Modelo de interação do NID [1]: Visualizando informações do projeto</text:p>
      <text:p text:style-name="P11"><text:tab/></text:p>
      <text:h text:style-name="Heading_20_3" text:outline-level="3">Modelos Funcionais</text:h>
      <text:h text:style-name="Heading_20_3" text:outline-level="3">Modelos de Configuração</text:h>
      <text:h text:style-name="Heading_20_3" text:outline-level="3">Modelos de Navegação</text:h>
      <text:h text:style-name="Heading_20_2" text:outline-level="2">PROJETO</text:h>
      <text:p text:style-name="P44"><text:span text:style-name="T8">Descrever como as funcionalidades podem ser construídas através do paradigma do ambiente Drupal.</text:span></text:p>
      <text:h text:style-name="Heading_20_2" text:outline-level="2">IMPLEMENTAÇÃO</text:h>
      <text:p text:style-name="Text_20_body"><text:span text:style-name="T8">Descrever o que foi implementado e como.</text:span></text:p>
      <text:h text:style-name="Heading_20_2" text:outline-level="2">TESTES - ANÁLISE DOS RESULTADOS</text:h>
      <text:h text:style-name="P55" text:outline-level="1">CONCLUSÕES</text:h>
      <text:p text:style-name="P8"/>
      <text:h text:style-name="Heading_20_2" text:outline-level="2"><text:soft-page-break/>ASPECTOS PRINCIPAIS DE TODO O TRABALHO. </text:h>
      <text:h text:style-name="Heading_20_2" text:outline-level="2">OS PROBLEMAS ENCONTRADOS E COMO FORAM RESOLVIDOS.</text:h>
      <text:h text:style-name="Heading_20_2" text:outline-level="2">SUA APRENDIZAGEM.</text:h>
      <text:h text:style-name="Heading_20_2" text:outline-level="2"><text:span text:style-name="T1">TRABALHOS FUTUROS.</text:span></text:h>
      <text:p text:style-name="P37"/>
      <text:p text:style-name="P7">TRABALHOS FUTUROS</text:p>
      <text:list xml:id="list2105252831" text:style-name="L12">
        <text:list-item>
          <text:p text:style-name="P50">Implementar métricas de contagem de leitores (ou melhorar).</text:p>
        </text:list-item>
      </text:list>
      <text:p text:style-name="P16"/>
      <text:h text:style-name="P55" text:outline-level="1">REFERÊNCIAS BIBLIOGRÁFICA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0:12:38.46</meta:creation-date>
    <dc:date>2013-09-03T00:00:41</dc:date>
    <meta:editing-duration>PT4H51M58S</meta:editing-duration>
    <meta:editing-cycles>67</meta:editing-cycles>
    <meta:generator>LibreOffice/3.5$Linux_X86_64 LibreOffice_project/350m1$Build-2</meta:generator>
    <dc:creator>Pablo Albert</dc:creator>
    <meta:document-statistic meta:table-count="0" meta:image-count="0" meta:object-count="0" meta:page-count="10" meta:paragraph-count="250" meta:word-count="2409" meta:character-count="14772" meta:non-whitespace-character-count="12579"/>
  </office:meta>
</office:document-meta>
</file>